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harter" svg:font-family="Charter, Georgia, serif"/>
    <style:font-face style:name="Montserrat" svg:font-family="Montserrat, Arial, Helvetica, sans-serif"/>
    <style:font-face style:name="Open Sans" svg:font-family="'Open Sans', Helvetica, Arial, sans-serif"/>
    <style:font-face style:name="RedHatText" svg:font-family="RedHatText, Overpass, Overpass, Helvetica, Arial, sans-serif"/>
    <style:font-face style:name="Roboto" svg:font-family="Roboto, sans-serif"/>
    <style:font-face style:name="arial" svg:font-family="arial, sans-serif"/>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92e2" officeooo:paragraph-rsid="001a92e2"/>
    </style:style>
    <style:style style:name="P2" style:family="paragraph" style:parent-style-name="Standard">
      <style:text-properties officeooo:rsid="001bbcc9" officeooo:paragraph-rsid="001bbcc9"/>
    </style:style>
    <style:style style:name="P3" style:family="paragraph" style:parent-style-name="Standard">
      <style:text-properties officeooo:rsid="001d3381" officeooo:paragraph-rsid="001d3381"/>
    </style:style>
    <style:style style:name="P4" style:family="paragraph" style:parent-style-name="Standard">
      <style:paragraph-properties fo:text-align="start" style:justify-single-word="false"/>
      <style:text-properties officeooo:rsid="001d3381" officeooo:paragraph-rsid="001d3381"/>
    </style:style>
    <style:style style:name="P5" style:family="paragraph" style:parent-style-name="Standard">
      <style:paragraph-properties fo:text-align="start" style:justify-single-word="false"/>
      <style:text-properties officeooo:rsid="001d3381" officeooo:paragraph-rsid="001f0887"/>
    </style:style>
    <style:style style:name="P6" style:family="paragraph" style:parent-style-name="Standard">
      <style:paragraph-properties fo:text-align="start" style:justify-single-word="false"/>
      <style:text-properties officeooo:rsid="00216aad" officeooo:paragraph-rsid="00216aad"/>
    </style:style>
    <style:style style:name="P7" style:family="paragraph" style:parent-style-name="Text_20_body">
      <style:text-properties fo:font-size="12.6999998092651pt" officeooo:rsid="00216aad" officeooo:paragraph-rsid="00216aad" style:font-size-asian="12.6999998092651pt" style:font-size-complex="12.6999998092651pt"/>
    </style:style>
    <style:style style:name="P8" style:family="paragraph" style:parent-style-name="Text_20_body">
      <style:text-properties officeooo:rsid="00216aad" officeooo:paragraph-rsid="00216aad"/>
    </style:style>
    <style:style style:name="P9" style:family="paragraph" style:parent-style-name="Text_20_body">
      <style:text-properties fo:font-variant="normal" fo:text-transform="none" fo:color="#000000" style:font-name="Liberation Serif" fo:font-size="12.75pt" fo:letter-spacing="normal" fo:font-style="normal" fo:font-weight="normal" officeooo:rsid="0023bfb2" officeooo:paragraph-rsid="0023bfb2"/>
    </style:style>
    <style:style style:name="P10" style:family="paragraph" style:parent-style-name="Text_20_body">
      <style:text-properties fo:font-variant="normal" fo:text-transform="none" fo:color="#151515" style:font-name="RedHatText" fo:font-size="12.6999998092651pt" fo:letter-spacing="normal" fo:font-style="normal" fo:font-weight="normal" officeooo:rsid="0024a2e0" officeooo:paragraph-rsid="0024a2e0" style:font-size-asian="12.6999998092651pt" style:font-size-complex="12.6999998092651pt"/>
    </style:style>
    <style:style style:name="P11" style:family="paragraph" style:parent-style-name="Text_20_body">
      <style:text-properties fo:font-variant="normal" fo:text-transform="none" fo:color="#151515" style:font-name="RedHatText" fo:font-size="12.6999998092651pt" fo:letter-spacing="normal" fo:font-style="normal" fo:font-weight="normal" officeooo:paragraph-rsid="0023bfb2" style:font-size-asian="12.6999998092651pt" style:font-size-complex="12.6999998092651pt"/>
    </style:style>
    <style:style style:name="P12" style:family="paragraph" style:parent-style-name="Text_20_body">
      <style:text-properties fo:font-variant="normal" fo:text-transform="none" fo:color="#151515" style:font-name="RedHatText" fo:font-size="12.5pt" fo:letter-spacing="normal" fo:font-style="normal" fo:font-weight="normal" officeooo:paragraph-rsid="0023bfb2" style:font-size-asian="12.5pt" style:font-size-complex="12.5pt"/>
    </style:style>
    <style:style style:name="P13" style:family="paragraph" style:parent-style-name="Text_20_body">
      <style:paragraph-properties fo:text-align="start" style:justify-single-word="false"/>
      <style:text-properties fo:font-variant="normal" fo:text-transform="none" fo:color="#1e1e1e" style:font-name="Century Schoolbook L" fo:font-size="12pt" fo:letter-spacing="normal" fo:font-style="normal" fo:font-weight="normal" officeooo:rsid="00286bff" officeooo:paragraph-rsid="00286bff"/>
    </style:style>
    <style:style style:name="P14" style:family="paragraph" style:parent-style-name="Text_20_body">
      <style:paragraph-properties fo:text-align="center" style:justify-single-word="false"/>
      <style:text-properties fo:font-variant="normal" fo:text-transform="none" fo:color="#1e1e1e" style:font-name="Century Schoolbook L" fo:font-size="12pt" fo:letter-spacing="normal" fo:font-style="normal" fo:font-weight="normal" officeooo:rsid="002daefb" officeooo:paragraph-rsid="002daefb"/>
    </style:style>
    <style:style style:name="P15" style:family="paragraph" style:parent-style-name="Text_20_body">
      <style:paragraph-properties fo:text-align="start" style:justify-single-word="false"/>
      <style:text-properties fo:font-variant="normal" fo:text-transform="none" fo:color="#1e1e1e" style:font-name="Century Schoolbook L" fo:font-size="12pt" fo:letter-spacing="normal" fo:font-style="normal" fo:font-weight="normal" officeooo:paragraph-rsid="002daefb"/>
    </style:style>
    <style:style style:name="P16" style:family="paragraph" style:parent-style-name="Text_20_body">
      <style:paragraph-properties fo:text-align="center" style:justify-single-word="false"/>
      <style:text-properties officeooo:rsid="00286bff" officeooo:paragraph-rsid="00286bff"/>
    </style:style>
    <style:style style:name="P17" style:family="paragraph" style:parent-style-name="Text_20_body">
      <style:paragraph-properties fo:margin-left="0in" fo:margin-right="0in" fo:line-height="150%" fo:orphans="2" fo:widows="2" fo:text-indent="0in" style:auto-text-indent="false" fo:padding="0in" fo:border="none"/>
      <style:text-properties style:font-name="Century Schoolbook L"/>
    </style:style>
    <style:style style:name="P18" style:family="paragraph" style:parent-style-name="Text_20_body">
      <style:paragraph-properties fo:margin-left="0in" fo:margin-right="0in" fo:line-height="150%" fo:orphans="2" fo:widows="2" fo:text-indent="0in" style:auto-text-indent="false" fo:padding="0in" fo:border="none"/>
      <style:text-properties fo:font-variant="normal" fo:text-transform="none" fo:color="#1e1e1e" style:font-name="Century Schoolbook L" fo:letter-spacing="normal" fo:font-style="normal" fo:font-weight="normal"/>
    </style:style>
    <style:style style:name="P19" style:family="paragraph" style:parent-style-name="Text_20_body">
      <style:paragraph-properties fo:margin-left="0in" fo:margin-right="0in" style:line-height-at-least="0.2083in" fo:text-align="justify" style:justify-single-word="false"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P20" style:family="paragraph" style:parent-style-name="Text_20_body">
      <style:paragraph-properties fo:margin-left="0in" fo:margin-right="0in" fo:orphans="2" fo:widows="2" fo:text-indent="0in" style:auto-text-indent="false"/>
    </style:style>
    <style:style style:name="P21" style:family="paragraph" style:parent-style-name="Text_20_body">
      <style:paragraph-properties fo:margin-left="0in" fo:margin-right="0in" fo:margin-top="0in" fo:margin-bottom="0.3126in" loext:contextual-spacing="false" fo:orphans="2" fo:widows="2" fo:text-indent="0in" style:auto-text-indent="false"/>
      <style:text-properties fo:font-variant="normal" fo:text-transform="none" fo:color="#343a40" style:font-name="Arial" fo:font-size="12pt" fo:letter-spacing="normal" fo:font-style="normal" fo:font-weight="normal" style:font-size-asian="12pt" style:font-size-complex="12pt"/>
    </style:style>
    <style:style style:name="P22" style:family="paragraph" style:parent-style-name="Text_20_body">
      <style:paragraph-properties fo:margin-left="0in" fo:margin-right="0in" fo:margin-top="0in" fo:margin-bottom="0.3126in" loext:contextual-spacing="false" fo:orphans="2" fo:widows="2" fo:text-indent="0in" style:auto-text-indent="false"/>
      <style:text-properties fo:font-variant="normal" fo:text-transform="none" fo:color="#343a40" style:font-name="Arial" fo:font-size="12pt" fo:letter-spacing="normal" fo:font-style="normal" fo:font-weight="normal" officeooo:paragraph-rsid="002e14f4" style:font-size-asian="12pt" style:font-size-complex="12pt"/>
    </style:style>
    <style:style style:name="P23" style:family="paragraph" style:parent-style-name="Text_20_body">
      <style:paragraph-properties fo:margin-left="0in" fo:margin-right="0in" fo:margin-top="0in" fo:margin-bottom="0.3126in" loext:contextual-spacing="false" fo:text-align="center" style:justify-single-word="false" fo:orphans="2" fo:widows="2" fo:text-indent="0in" style:auto-text-indent="false"/>
      <style:text-properties fo:font-variant="normal" fo:text-transform="none" fo:color="#343a40" style:font-name="Arial" fo:font-size="12pt" fo:letter-spacing="normal" fo:font-style="normal" fo:font-weight="normal" officeooo:rsid="002e14f4" officeooo:paragraph-rsid="002e14f4" style:font-size-asian="12pt" style:font-size-complex="12pt"/>
    </style:style>
    <style:style style:name="P24" style:family="paragraph" style:parent-style-name="Text_20_body">
      <style:paragraph-properties fo:margin-left="0in" fo:margin-right="0in" fo:margin-top="0in" fo:margin-bottom="0.3126in" loext:contextual-spacing="false" fo:text-align="start" style:justify-single-word="false" fo:orphans="2" fo:widows="2" fo:text-indent="0in" style:auto-text-indent="false"/>
      <style:text-properties officeooo:paragraph-rsid="003052cc"/>
    </style:style>
    <style:style style:name="P25" style:family="paragraph" style:parent-style-name="Text_20_body">
      <style:paragraph-properties fo:margin-left="0in" fo:margin-right="0in" fo:margin-top="0in" fo:margin-bottom="0in" loext:contextual-spacing="false" style:line-height-at-least="0.2709in" fo:text-align="start" style:justify-single-word="false" fo:orphans="2" fo:widows="2" fo:text-indent="0in" style:auto-text-indent="false" fo:padding="0in" fo:border="none"/>
      <style:text-properties fo:font-variant="normal" fo:text-transform="none" fo:color="#000000" style:font-name="Arial" fo:font-size="12pt" fo:letter-spacing="normal" fo:font-style="normal" fo:font-weight="normal" officeooo:paragraph-rsid="00317362" style:font-size-asian="12pt" style:font-size-complex="12pt"/>
    </style:style>
    <style:style style:name="P26" style:family="paragraph" style:parent-style-name="Text_20_body">
      <style:paragraph-properties fo:margin-left="0in" fo:margin-right="0in" fo:margin-top="0in" fo:margin-bottom="0in" loext:contextual-spacing="false" style:line-height-at-least="0.2709in" fo:text-align="start" style:justify-single-word="false" fo:orphans="2" fo:widows="2" fo:text-indent="0in" style:auto-text-indent="false" fo:padding="0in" fo:border="none"/>
      <style:text-properties style:font-name="Arial" fo:font-size="12pt" officeooo:rsid="00311d38" officeooo:paragraph-rsid="00311d38" style:font-size-asian="12pt" style:font-size-complex="12pt"/>
    </style:style>
    <style:style style:name="P27" style:family="paragraph" style:parent-style-name="Text_20_body">
      <style:paragraph-properties fo:margin-left="0in" fo:margin-right="0in" fo:margin-top="0in" fo:margin-bottom="0in" loext:contextual-spacing="false" style:line-height-at-least="0.2709in" fo:text-align="start" style:justify-single-word="false" fo:orphans="2" fo:widows="2" fo:text-indent="0in" style:auto-text-indent="false" fo:padding="0in" fo:border="none"/>
      <style:text-properties style:font-name="Arial" fo:font-size="12pt" officeooo:rsid="00311d38" officeooo:paragraph-rsid="00317362" style:font-size-asian="12pt" style:font-size-complex="12pt"/>
    </style:style>
    <style:style style:name="P28" style:family="paragraph" style:parent-style-name="Text_20_body">
      <style:paragraph-properties fo:margin-left="0in" fo:margin-right="0in" fo:margin-top="0in" fo:margin-bottom="0in" loext:contextual-spacing="false" style:line-height-at-least="0.2709in" fo:text-align="start" style:justify-single-word="false" fo:orphans="2" fo:widows="2" fo:text-indent="0in" style:auto-text-indent="false" fo:padding="0in" fo:border="none"/>
      <style:text-properties style:font-name="Arial" fo:font-size="12pt" officeooo:paragraph-rsid="00317362" style:font-size-asian="12pt" style:font-size-complex="12pt"/>
    </style:style>
    <style:style style:name="P29" style:family="paragraph" style:parent-style-name="Text_20_body">
      <style:paragraph-properties fo:margin-left="0in" fo:margin-right="0in" fo:margin-top="0in" fo:margin-bottom="0in" loext:contextual-spacing="false" style:line-height-at-least="0.2709in" fo:text-align="start" style:justify-single-word="false" fo:orphans="2" fo:widows="2" fo:text-indent="0in" style:auto-text-indent="false" fo:padding="0in" fo:border="none"/>
      <style:text-properties style:font-name="Arial" fo:font-size="12pt" officeooo:paragraph-rsid="00317362"/>
    </style:style>
    <style:style style:name="P30"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31" style:family="paragraph" style:parent-style-name="Standard" style:list-style-name="L1">
      <style:text-properties officeooo:paragraph-rsid="001bbcc9"/>
    </style:style>
    <style:style style:name="P32" style:family="paragraph" style:parent-style-name="Standard" style:list-style-name="L1">
      <style:text-properties officeooo:rsid="001bbcc9" officeooo:paragraph-rsid="001bbcc9"/>
    </style:style>
    <style:style style:name="P33" style:family="paragraph" style:parent-style-name="Standard" style:list-style-name="L2">
      <style:text-properties officeooo:rsid="001d3381" officeooo:paragraph-rsid="001d3381"/>
    </style:style>
    <style:style style:name="P34" style:family="paragraph" style:parent-style-name="Standard" style:list-style-name="L3">
      <style:text-properties officeooo:rsid="001d3381" officeooo:paragraph-rsid="001d3381"/>
    </style:style>
    <style:style style:name="P35" style:family="paragraph" style:parent-style-name="Standard" style:list-style-name="L3">
      <style:paragraph-properties fo:text-align="start" style:justify-single-word="false"/>
      <style:text-properties officeooo:rsid="001d3381" officeooo:paragraph-rsid="001d3381"/>
    </style:style>
    <style:style style:name="P36" style:family="paragraph" style:parent-style-name="Standard" style:list-style-name="L4">
      <style:paragraph-properties fo:text-align="start" style:justify-single-word="false"/>
      <style:text-properties officeooo:rsid="001d3381" officeooo:paragraph-rsid="001f0887"/>
    </style:style>
    <style:style style:name="P37" style:family="paragraph" style:parent-style-name="Standard" style:list-style-name="L4">
      <style:paragraph-properties fo:text-align="start" style:justify-single-word="false"/>
      <style:text-properties officeooo:rsid="001f0887" officeooo:paragraph-rsid="001f0887"/>
    </style:style>
    <style:style style:name="P38" style:family="paragraph" style:parent-style-name="Standard" style:list-style-name="L4">
      <style:paragraph-properties fo:text-align="start" style:justify-single-word="false"/>
      <style:text-properties officeooo:rsid="00204eb8" officeooo:paragraph-rsid="002133bd"/>
    </style:style>
    <style:style style:name="P39" style:family="paragraph" style:parent-style-name="Standard" style:list-style-name="L4">
      <style:paragraph-properties fo:text-align="start" style:justify-single-word="false"/>
      <style:text-properties officeooo:rsid="002133bd" officeooo:paragraph-rsid="002133bd"/>
    </style:style>
    <style:style style:name="P40" style:family="paragraph" style:parent-style-name="Standard" style:list-style-name="L4">
      <style:paragraph-properties fo:text-align="start" style:justify-single-word="false"/>
      <style:text-properties officeooo:rsid="00216aad" officeooo:paragraph-rsid="00216aad"/>
    </style:style>
    <style:style style:name="P41" style:family="paragraph" style:parent-style-name="Text_20_body" style:list-style-name="L5">
      <style:text-properties officeooo:paragraph-rsid="0023bfb2"/>
    </style:style>
    <style:style style:name="P42" style:family="paragraph" style:parent-style-name="Text_20_body" style:list-style-name="L5">
      <style:text-properties officeooo:rsid="00216aad" officeooo:paragraph-rsid="00216aad"/>
    </style:style>
    <style:style style:name="P43" style:family="paragraph" style:parent-style-name="Text_20_body" style:list-style-name="L5">
      <style:text-properties officeooo:rsid="00216aad" officeooo:paragraph-rsid="0023bfb2"/>
    </style:style>
    <style:style style:name="P44" style:family="paragraph" style:parent-style-name="Text_20_body" style:list-style-name="L5">
      <style:text-properties officeooo:rsid="002376f7" officeooo:paragraph-rsid="002376f7"/>
    </style:style>
    <style:style style:name="P45" style:family="paragraph" style:parent-style-name="Text_20_body" style:list-style-name="L5">
      <style:text-properties fo:font-variant="normal" fo:text-transform="none" fo:color="#000000" fo:letter-spacing="normal" officeooo:rsid="00216aad" officeooo:paragraph-rsid="002376f7"/>
    </style:style>
    <style:style style:name="P46" style:family="paragraph" style:parent-style-name="Text_20_body" style:list-style-name="L5">
      <style:text-properties fo:font-variant="normal" fo:text-transform="none" fo:color="#000000" style:font-name="Roboto" fo:font-size="12.75pt" fo:letter-spacing="normal" fo:font-style="normal" fo:font-weight="normal" officeooo:rsid="00216aad" officeooo:paragraph-rsid="0023bfb2"/>
    </style:style>
    <style:style style:name="P47" style:family="paragraph" style:parent-style-name="Text_20_body" style:list-style-name="L5">
      <style:text-properties fo:font-variant="normal" fo:text-transform="none" fo:color="#000000" style:font-name="Liberation Serif" fo:font-size="12.75pt" fo:letter-spacing="normal" fo:font-style="normal" fo:font-weight="normal" officeooo:rsid="0023bfb2" officeooo:paragraph-rsid="0023bfb2"/>
    </style:style>
    <style:style style:name="P48" style:family="paragraph" style:parent-style-name="Text_20_body" style:list-style-name="L9">
      <style:paragraph-properties fo:orphans="2" fo:widows="2"/>
      <style:text-properties fo:font-variant="normal" fo:text-transform="none" fo:color="#000000" style:font-name="Arial" fo:font-size="12pt" fo:letter-spacing="normal" fo:language="es" fo:country="ES" fo:font-style="normal" fo:font-weight="normal"/>
    </style:style>
    <style:style style:name="P49" style:family="paragraph" style:parent-style-name="Text_20_body" style:list-style-name="L9">
      <style:paragraph-properties fo:text-align="center" style:justify-single-word="false" fo:orphans="2" fo:widows="2"/>
      <style:text-properties fo:font-variant="normal" fo:text-transform="none" fo:color="#000000" style:font-name="Arial" fo:font-size="12pt" fo:letter-spacing="normal" fo:language="es" fo:country="ES" fo:font-style="normal" fo:font-weight="normal"/>
    </style:style>
    <style:style style:name="P50" style:family="paragraph" style:parent-style-name="Text_20_body" style:list-style-name="L8">
      <style:text-properties style:font-name="Arial"/>
    </style:style>
    <style:style style:name="P51" style:family="paragraph" style:parent-style-name="Text_20_body" style:list-style-name="L6">
      <style:paragraph-properties fo:margin-left="0in" fo:margin-right="0in" fo:margin-top="0.2709in" fo:margin-bottom="0.0972in" loext:contextual-spacing="false" fo:line-height="150%" fo:orphans="2" fo:widows="2" fo:text-indent="0in" style:auto-text-indent="false" fo:padding="0in" fo:border="none"/>
      <style:text-properties fo:font-variant="normal" fo:text-transform="none" fo:color="#1e1e1e" style:font-name="Century Schoolbook L" fo:letter-spacing="normal" fo:font-style="normal" fo:font-weight="normal"/>
    </style:style>
    <style:style style:name="P52" style:family="paragraph" style:parent-style-name="Text_20_body" style:list-style-name="L6">
      <style:paragraph-properties fo:margin-left="0in" fo:margin-right="0in" fo:margin-top="0.2709in" fo:margin-bottom="0.0972in" loext:contextual-spacing="false" fo:line-height="150%" fo:orphans="2" fo:widows="2" fo:text-indent="0in" style:auto-text-indent="false" fo:padding="0in" fo:border="none"/>
      <style:text-properties fo:font-variant="normal" fo:text-transform="none" fo:color="#1e1e1e" style:font-name="Century Schoolbook L" fo:letter-spacing="normal" fo:font-style="normal" fo:font-weight="normal" officeooo:rsid="0029d3a2" officeooo:paragraph-rsid="0029d3a2"/>
    </style:style>
    <style:style style:name="P53" style:family="paragraph" style:parent-style-name="Text_20_body">
      <style:paragraph-properties fo:margin-left="0in" fo:margin-right="0in" fo:margin-top="0in" fo:margin-bottom="0.3126in" loext:contextual-spacing="false" fo:text-align="center" style:justify-single-word="false" fo:orphans="2" fo:widows="2" fo:text-indent="0in" style:auto-text-indent="false"/>
      <style:text-properties fo:font-variant="normal" fo:text-transform="none" fo:color="#202124" style:font-name="Arial" fo:font-size="12pt" fo:letter-spacing="normal" fo:font-style="normal" fo:font-weight="normal" officeooo:rsid="002e14f4" officeooo:paragraph-rsid="002e14f4" style:font-size-asian="12pt" style:font-size-complex="12pt"/>
    </style:style>
    <style:style style:name="P54" style:family="paragraph" style:parent-style-name="Text_20_body">
      <style:paragraph-properties fo:margin-left="0in" fo:margin-right="0in" fo:margin-top="0in" fo:margin-bottom="0.3126in" loext:contextual-spacing="false" fo:text-align="start" style:justify-single-word="false" fo:orphans="2" fo:widows="2" fo:text-indent="0in" style:auto-text-indent="false"/>
      <style:text-properties fo:font-variant="normal" fo:text-transform="none" fo:color="#40423f" style:font-name="Arial" fo:font-size="12pt" fo:letter-spacing="normal" fo:font-style="normal" fo:font-weight="bold" officeooo:paragraph-rsid="003052cc" style:font-size-asian="12pt" style:font-size-complex="12pt" loext:padding="0in" loext:border="none"/>
    </style:style>
    <style:style style:name="P55" style:family="paragraph" style:parent-style-name="Text_20_body">
      <style:paragraph-properties fo:margin-left="0in" fo:margin-right="0in" fo:margin-top="0in" fo:margin-bottom="0.3126in" loext:contextual-spacing="false" fo:text-align="start" style:justify-single-word="false" fo:orphans="2" fo:widows="2" fo:text-indent="0in" style:auto-text-indent="false"/>
      <style:text-properties fo:font-variant="normal" fo:text-transform="none" fo:color="#333333" style:font-name="Arial" fo:font-size="12pt" fo:letter-spacing="normal" fo:font-style="normal" fo:font-weight="normal" officeooo:paragraph-rsid="003052cc" style:font-size-asian="12pt" style:font-size-complex="12pt" loext:padding="0in" loext:border="none"/>
    </style:style>
    <style:style style:name="P56" style:family="paragraph" style:parent-style-name="Text_20_body">
      <style:paragraph-properties fo:margin-left="0in" fo:margin-right="0in" fo:margin-top="0in" fo:margin-bottom="0in" loext:contextual-spacing="false" style:line-height-at-least="0.2709in" fo:text-align="start" style:justify-single-word="false" fo:orphans="2" fo:widows="2" fo:text-indent="0in" style:auto-text-indent="false" fo:padding="0in" fo:border="none"/>
      <style:text-properties fo:font-variant="normal" fo:text-transform="none" fo:color="#333333" style:font-name="Arial" fo:font-size="12pt" fo:letter-spacing="normal" fo:font-style="normal" fo:font-weight="normal" officeooo:rsid="00311d38" officeooo:paragraph-rsid="00311d38" style:font-size-asian="12pt" style:font-size-complex="12pt" loext:padding="0in" loext:border="none"/>
    </style:style>
    <style:style style:name="P57" style:family="paragraph" style:parent-style-name="Text_20_body">
      <style:paragraph-properties fo:margin-left="0in" fo:margin-right="0in" fo:margin-top="0in" fo:margin-bottom="0in" loext:contextual-spacing="false" style:line-height-at-least="0.2709in" fo:text-align="center" style:justify-single-word="false" fo:orphans="2" fo:widows="2" fo:text-indent="0in" style:auto-text-indent="false" fo:padding="0in" fo:border="none"/>
      <style:text-properties fo:font-variant="normal" fo:text-transform="none" fo:color="#333333" style:font-name="Arial" fo:font-size="12pt" fo:letter-spacing="normal" fo:font-style="normal" fo:font-weight="normal" officeooo:rsid="00311d38" officeooo:paragraph-rsid="00311d38" style:font-size-asian="12pt" style:font-size-complex="12pt" loext:padding="0in" loext:border="none"/>
    </style:style>
    <style:style style:name="P58" style:family="paragraph" style:parent-style-name="Text_20_body">
      <style:paragraph-properties fo:margin-left="0in" fo:margin-right="0in" fo:margin-top="0in" fo:margin-bottom="0in" loext:contextual-spacing="false" style:line-height-at-least="0.2709in" fo:text-align="center" style:justify-single-word="false" fo:orphans="2" fo:widows="2" fo:text-indent="0in" style:auto-text-indent="false" fo:padding="0in" fo:border="none"/>
      <style:text-properties fo:font-variant="normal" fo:text-transform="none" fo:color="#333333" style:font-name="Arial" fo:font-size="12pt" fo:letter-spacing="normal" fo:font-style="normal" fo:font-weight="normal" officeooo:rsid="00311d38" officeooo:paragraph-rsid="00317362" style:font-size-asian="12pt" style:font-size-complex="12pt" loext:padding="0in" loext:border="none"/>
    </style:style>
    <style:style style:name="P59" style:family="paragraph" style:parent-style-name="Text_20_body" style:list-style-name="L11">
      <style:paragraph-properties fo:margin-left="0in" fo:margin-right="0in" fo:margin-top="0in" fo:margin-bottom="0in" loext:contextual-spacing="false" style:line-height-at-least="0.2917in" fo:orphans="2" fo:widows="2" fo:text-indent="0in" style:auto-text-indent="false" fo:padding="0in" fo:border="none"/>
      <style:text-properties fo:font-variant="normal" fo:text-transform="none" fo:color="#333333" style:font-name="Montserrat" fo:font-size="12pt" fo:letter-spacing="normal" fo:font-style="normal" fo:font-weight="normal"/>
    </style:style>
    <style:style style:name="P60" style:family="paragraph" style:parent-style-name="Text_20_body">
      <style:paragraph-properties fo:margin-left="0in" fo:margin-right="0in" fo:margin-top="0in" fo:margin-bottom="0in" loext:contextual-spacing="false" style:line-height-at-least="0.2709in" fo:text-align="start" style:justify-single-word="false" fo:orphans="2" fo:widows="2" fo:text-indent="0in" style:auto-text-indent="false" fo:padding="0in" fo:border="none"/>
      <style:text-properties fo:font-variant="normal" fo:text-transform="none" fo:color="#3c3c3c" style:font-name="Arial" fo:font-size="12pt" fo:letter-spacing="normal" fo:font-style="normal" fo:font-weight="normal" officeooo:rsid="00311d38" officeooo:paragraph-rsid="00311d38" style:font-size-asian="12pt" style:font-size-complex="12pt" loext:padding="0in" loext:border="none"/>
    </style:style>
    <style:style style:name="P61" style:family="paragraph" style:parent-style-name="Text_20_body">
      <style:paragraph-properties fo:margin-left="0in" fo:margin-right="0in" fo:margin-top="0in" fo:margin-bottom="0in" loext:contextual-spacing="false" style:line-height-at-least="0.2709in" fo:text-align="center" style:justify-single-word="false" fo:orphans="2" fo:widows="2" fo:text-indent="0in" style:auto-text-indent="false" fo:padding="0in" fo:border="none"/>
      <style:text-properties fo:font-variant="normal" fo:text-transform="none" fo:color="#3c3c3c" style:font-name="Arial" fo:font-size="12pt" fo:letter-spacing="normal" fo:font-style="normal" fo:font-weight="normal" officeooo:rsid="00311d38" officeooo:paragraph-rsid="00311d38" style:font-size-asian="12pt" style:font-size-complex="12pt" loext:padding="0in" loext:border="none"/>
    </style:style>
    <style:style style:name="P62" style:family="paragraph" style:parent-style-name="Text_20_body">
      <style:paragraph-properties fo:margin-left="0in" fo:margin-right="0in" fo:margin-top="0in" fo:margin-bottom="0in" loext:contextual-spacing="false" style:line-height-at-least="0.2709in" fo:text-align="center" style:justify-single-word="false" fo:orphans="2" fo:widows="2" fo:text-indent="0in" style:auto-text-indent="false" fo:padding="0in" fo:border="none"/>
      <style:text-properties fo:font-variant="normal" fo:text-transform="none" fo:color="#2a2a2a" style:font-name="Open Sans" fo:font-size="12pt" fo:letter-spacing="normal" fo:font-style="normal" fo:font-weight="normal" officeooo:rsid="00311d38" officeooo:paragraph-rsid="00317362" style:font-size-asian="12pt" style:font-size-complex="12pt" loext:padding="0in" loext:border="none"/>
    </style:style>
    <style:style style:name="P63" style:family="paragraph" style:parent-style-name="Text_20_body">
      <style:paragraph-properties fo:margin-left="0in" fo:margin-right="0in" fo:margin-top="0in" fo:margin-bottom="0in" loext:contextual-spacing="false" style:line-height-at-least="0.2709in" fo:text-align="start" style:justify-single-word="false" fo:orphans="2" fo:widows="2" fo:text-indent="0in" style:auto-text-indent="false" fo:padding="0in" fo:border="none"/>
      <style:text-properties fo:font-variant="normal" fo:text-transform="none" fo:color="#2a2a2a" style:font-name="Arial" fo:font-size="12pt" fo:letter-spacing="normal" fo:language="es" fo:country="ES" fo:font-style="normal" fo:font-weight="normal" officeooo:rsid="00311d38" officeooo:paragraph-rsid="00317362" style:font-size-asian="12pt" style:font-size-complex="12pt" loext:padding="0in" loext:border="none"/>
    </style:style>
    <style:style style:name="P64" style:family="paragraph" style:parent-style-name="Text_20_body">
      <style:paragraph-properties fo:margin-left="0in" fo:margin-right="0in" fo:margin-top="0in" fo:margin-bottom="0in" loext:contextual-spacing="false" style:line-height-at-least="0.2709in" fo:text-align="start" style:justify-single-word="false" fo:orphans="2" fo:widows="2" fo:text-indent="0in" style:auto-text-indent="false" fo:padding="0in" fo:border="none"/>
      <style:text-properties fo:font-variant="normal" fo:text-transform="none" fo:color="#2a2a2a" style:font-name="Arial" fo:font-size="12pt" fo:letter-spacing="normal" fo:font-style="normal" fo:font-weight="normal" officeooo:rsid="00311d38" officeooo:paragraph-rsid="00317362" style:font-size-asian="12pt" style:font-size-complex="12pt" loext:padding="0in" loext:border="none"/>
    </style:style>
    <style:style style:name="P65" style:family="paragraph" style:parent-style-name="Text_20_body">
      <style:paragraph-properties fo:margin-left="0in" fo:margin-right="0in" fo:margin-top="0in" fo:margin-bottom="0in" loext:contextual-spacing="false" style:line-height-at-least="0.2709in" fo:text-align="center" style:justify-single-word="false" fo:orphans="2" fo:widows="2" fo:text-indent="0in" style:auto-text-indent="false" fo:padding="0in" fo:border="none"/>
      <style:text-properties fo:font-variant="normal" fo:text-transform="none" fo:color="#2a2a2a" style:font-name="Arial" fo:font-size="12pt" fo:letter-spacing="normal" fo:font-style="normal" fo:font-weight="normal" officeooo:rsid="00311d38" officeooo:paragraph-rsid="00317362" style:font-size-asian="12pt" style:font-size-complex="12pt" loext:padding="0in" loext:border="none"/>
    </style:style>
    <style:style style:name="P66" style:family="paragraph" style:parent-style-name="Text_20_body">
      <style:paragraph-properties fo:margin-left="0in" fo:margin-right="0in" fo:margin-top="0in" fo:margin-bottom="0in" loext:contextual-spacing="false" style:line-height-at-least="0.2709in" fo:text-align="start" style:justify-single-word="false" fo:orphans="2" fo:widows="2" fo:text-indent="0in" style:auto-text-indent="false" fo:padding="0in" fo:border="none"/>
      <style:text-properties fo:font-variant="normal" fo:text-transform="none" fo:color="#2a2a2a" style:font-name="Montserrat" fo:font-size="12pt" fo:letter-spacing="normal" fo:font-style="normal" fo:font-weight="normal" officeooo:rsid="00311d38" officeooo:paragraph-rsid="00317362" style:font-size-asian="12pt" style:font-size-complex="12pt" loext:padding="0in" loext:border="none"/>
    </style:style>
    <style:style style:name="P67" style:family="paragraph" style:parent-style-name="Text_20_body" style:list-style-name="L10">
      <style:paragraph-properties fo:margin-left="0in" fo:margin-right="0in" fo:margin-top="0in" fo:margin-bottom="0in" loext:contextual-spacing="false" fo:orphans="2" fo:widows="2" fo:text-indent="0in" style:auto-text-indent="false" fo:padding="0in" fo:border="none"/>
      <style:text-properties fo:font-variant="normal" fo:text-transform="none" fo:color="#202122" style:font-name="Arial" fo:font-size="12pt" fo:letter-spacing="normal" fo:font-style="normal" fo:font-weight="normal" style:font-size-asian="12pt" style:font-size-complex="12pt"/>
    </style:style>
    <style:style style:name="P68" style:family="paragraph" style:parent-style-name="Text_20_body" style:list-style-name="L9">
      <style:paragraph-properties fo:margin-left="0in" fo:margin-right="0in" fo:orphans="2" fo:widows="2" fo:text-indent="0in" style:auto-text-indent="false"/>
      <style:text-properties fo:font-variant="normal" fo:text-transform="none" fo:color="#000000" style:font-name="Arial" fo:font-size="12pt" fo:letter-spacing="normal" fo:language="es" fo:country="ES" fo:font-style="normal" fo:font-weight="normal"/>
    </style:style>
    <style:style style:name="P69" style:family="paragraph" style:parent-style-name="Text_20_body" style:list-style-name="L11">
      <style:paragraph-properties fo:margin-left="0in" fo:margin-right="0in" style:line-height-at-least="0.2917in" fo:orphans="2" fo:widows="2" fo:text-indent="0in" style:auto-text-indent="false" fo:padding="0in" fo:border="none"/>
      <style:text-properties fo:font-variant="normal" fo:text-transform="none" fo:color="#333333" style:font-name="Montserrat" fo:font-size="12pt" fo:letter-spacing="normal" fo:font-style="normal" fo:font-weight="normal"/>
    </style:style>
    <style:style style:name="P70" style:family="paragraph" style:parent-style-name="Text_20_body" style:list-style-name="L7">
      <style:paragraph-properties fo:margin-top="0in" fo:margin-bottom="0in" loext:contextual-spacing="false" style:line-height-at-least="0.2709in" fo:text-align="start" style:justify-single-word="false" fo:orphans="2" fo:widows="2" fo:padding="0in" fo:border="none"/>
      <style:text-properties fo:font-variant="normal" fo:text-transform="none" fo:color="#2a2a2a" style:font-name="Arial" fo:font-size="12pt" fo:letter-spacing="normal" fo:font-style="normal" fo:font-weight="normal" officeooo:rsid="00311d38" officeooo:paragraph-rsid="00317362" style:font-size-asian="12pt" style:font-size-complex="12pt" loext:padding="0in" loext:border="none"/>
    </style:style>
    <style:style style:name="P71" style:family="paragraph" style:parent-style-name="Text_20_body" style:list-style-name="L10">
      <style:paragraph-properties fo:margin-top="0in" fo:margin-bottom="0in" loext:contextual-spacing="false" fo:orphans="2" fo:widows="2" fo:padding="0in" fo:border="none"/>
      <style:text-properties fo:font-variant="normal" fo:text-transform="none" fo:color="#202122" style:font-name="Arial" fo:font-size="12pt" fo:letter-spacing="normal" fo:font-style="normal" fo:font-weight="normal" style:font-size-asian="12pt" style:font-size-complex="12pt"/>
    </style:style>
    <style:style style:name="P72" style:family="paragraph" style:parent-style-name="Text_20_body" style:list-style-name="L8">
      <style:paragraph-properties fo:margin-top="0in" fo:margin-bottom="0in" loext:contextual-spacing="false"/>
      <style:text-properties style:font-name="Arial"/>
    </style:style>
    <style:style style:name="P73" style:family="paragraph" style:parent-style-name="Heading_20_3">
      <style:paragraph-properties fo:margin-left="0in" fo:margin-right="0in" fo:margin-top="0in" fo:margin-bottom="0in" loext:contextual-spacing="false" style:line-height-at-least="0.2709in" fo:text-align="center" style:justify-single-word="false" fo:orphans="2" fo:widows="2" fo:text-indent="0in" style:auto-text-indent="false" fo:padding="0in" fo:border="none"/>
      <style:text-properties fo:font-variant="normal" fo:text-transform="none" fo:color="#333333" style:font-name="Montserrat" fo:font-size="12pt" fo:letter-spacing="normal" fo:font-style="normal" fo:font-weight="normal" officeooo:rsid="00311d38" officeooo:paragraph-rsid="00311d38" loext:padding="0in" loext:border="none"/>
    </style:style>
    <style:style style:name="T1" style:family="text">
      <style:text-properties officeooo:rsid="001bbcc9"/>
    </style:style>
    <style:style style:name="T2" style:family="text">
      <style:text-properties officeooo:rsid="001d3381"/>
    </style:style>
    <style:style style:name="T3" style:family="text">
      <style:text-properties officeooo:rsid="00204eb8"/>
    </style:style>
    <style:style style:name="T4" style:family="text">
      <style:text-properties officeooo:rsid="002133bd"/>
    </style:style>
    <style:style style:name="T5" style:family="text">
      <style:text-properties officeooo:rsid="00216aad"/>
    </style:style>
    <style:style style:name="T6" style:family="text">
      <style:text-properties fo:font-variant="normal" fo:text-transform="none" fo:color="#000000" style:font-name="Roboto" fo:font-size="12.75pt" fo:letter-spacing="normal" fo:font-style="normal" fo:font-weight="normal"/>
    </style:style>
    <style:style style:name="T7" style:family="text">
      <style:text-properties fo:font-variant="normal" fo:text-transform="none" fo:color="#000000" style:font-name="Roboto" fo:font-size="12.75pt" fo:letter-spacing="normal" fo:font-style="normal" fo:font-weight="normal" officeooo:rsid="0023bfb2"/>
    </style:style>
    <style:style style:name="T8" style:family="text">
      <style:text-properties fo:font-variant="normal" fo:text-transform="none" fo:color="#151515" style:font-name="RedHatText" fo:font-size="12.6999998092651pt" fo:letter-spacing="normal" fo:font-style="normal" fo:font-weight="normal" style:font-size-asian="12.6999998092651pt" style:font-size-complex="12.6999998092651pt"/>
    </style:style>
    <style:style style:name="T9" style:family="text">
      <style:text-properties fo:font-variant="normal" fo:text-transform="none" fo:color="#151515" style:font-name="RedHatText" fo:font-size="12.6999998092651pt" fo:letter-spacing="normal" fo:font-style="normal" fo:font-weight="normal" officeooo:rsid="0024a2e0" style:font-size-asian="12.6999998092651pt" style:font-size-complex="12.6999998092651pt"/>
    </style:style>
    <style:style style:name="T10" style:family="text">
      <style:text-properties fo:font-variant="normal" fo:text-transform="none" fo:color="#151515" style:font-name="RedHatText" fo:font-size="12.5pt" fo:letter-spacing="normal" fo:font-style="normal" fo:font-weight="normal" style:font-size-asian="12.5pt" style:font-size-complex="12.5pt"/>
    </style:style>
    <style:style style:name="T11" style:family="text">
      <style:text-properties fo:font-variant="normal" fo:text-transform="none" fo:color="#151515" style:font-name="RedHatText" fo:font-size="12.5pt" fo:letter-spacing="normal" fo:font-style="normal" fo:font-weight="normal" officeooo:rsid="0024a2e0" style:font-size-asian="12.5pt" style:font-size-complex="12.5pt"/>
    </style:style>
    <style:style style:name="T12" style:family="text">
      <style:text-properties fo:font-variant="normal" fo:text-transform="none" fo:color="#151515" style:font-name="RedHatText" fo:font-size="12.5pt" fo:letter-spacing="normal" fo:font-weight="normal" style:font-size-asian="12.5pt" style:font-size-complex="12.5pt"/>
    </style:style>
    <style:style style:name="T13" style:family="text">
      <style:text-properties fo:font-variant="normal" fo:text-transform="none" fo:color="#0066cc" style:text-line-through-style="none" style:text-line-through-type="none" style:font-name="RedHatText" fo:font-size="12.5pt" fo:letter-spacing="normal" fo:font-style="normal" style:text-underline-style="none" fo:font-weight="normal" officeooo:rsid="0024a2e0" style:text-blinking="false" fo:background-color="#ffffff" loext:char-shading-value="0" style:font-size-asian="12.5pt" style:font-size-complex="12.5pt"/>
    </style:style>
    <style:style style:name="T14" style:family="text">
      <style:text-properties fo:font-variant="normal" fo:text-transform="none" fo:color="#333333" style:font-name="Montserrat" fo:font-size="12pt" fo:letter-spacing="normal" fo:font-style="normal" fo:font-weight="normal" officeooo:rsid="003052cc" style:font-size-asian="12pt" style:font-size-complex="12pt" loext:padding="0in" loext:border="none"/>
    </style:style>
    <style:style style:name="T15" style:family="text">
      <style:text-properties fo:font-variant="normal" fo:text-transform="none" fo:color="#333333" style:font-name="Montserrat" fo:font-size="12pt" fo:letter-spacing="normal" fo:font-style="normal" fo:font-weight="normal" officeooo:rsid="002e14f4" style:font-size-asian="12pt" style:font-size-complex="12pt" loext:padding="0in" loext:border="none"/>
    </style:style>
    <style:style style:name="T16" style:family="text">
      <style:text-properties fo:font-variant="normal" fo:text-transform="none" fo:color="#333333" fo:letter-spacing="normal" fo:font-style="normal" fo:font-weight="normal" loext:padding="0in" loext:border="none"/>
    </style:style>
    <style:style style:name="T17" style:family="text">
      <style:text-properties fo:font-variant="normal" fo:text-transform="none" fo:color="#333333" fo:letter-spacing="normal" fo:font-style="normal" fo:font-weight="normal" officeooo:rsid="00311d38" style:font-size-asian="12pt" style:font-size-complex="12pt" loext:padding="0in" loext:border="none"/>
    </style:style>
    <style:style style:name="T18" style:family="text">
      <style:text-properties fo:font-variant="normal" fo:text-transform="none" fo:color="#333333" fo:letter-spacing="normal" fo:font-style="normal" fo:font-weight="normal" officeooo:rsid="00311d38" loext:padding="0in" loext:border="none"/>
    </style:style>
    <style:style style:name="T19" style:family="text">
      <style:text-properties fo:font-variant="normal" fo:text-transform="none" fo:color="#333333" fo:letter-spacing="normal" fo:font-style="normal" fo:font-weight="normal" officeooo:rsid="00311d38" style:font-weight-asian="normal" style:font-weight-complex="normal" loext:padding="0in" loext:border="none"/>
    </style:style>
    <style:style style:name="T20" style:family="text">
      <style:text-properties fo:font-variant="normal" fo:text-transform="none" fo:color="#333333" fo:letter-spacing="normal" fo:font-style="normal" fo:font-weight="bold" loext:padding="0in" loext:border="none"/>
    </style:style>
    <style:style style:name="T21" style:family="text">
      <style:text-properties fo:font-variant="normal" fo:text-transform="none" fo:color="#333333" fo:letter-spacing="normal" fo:font-style="normal" fo:font-weight="bold" officeooo:rsid="00311d38" loext:padding="0in" loext:border="none"/>
    </style:style>
    <style:style style:name="T22" style:family="text">
      <style:text-properties fo:font-variant="normal" fo:text-transform="none" fo:color="#333333" style:font-name="Charter" fo:font-size="14.25pt" fo:letter-spacing="normal" fo:font-style="normal" fo:font-weight="normal" loext:padding="0in" loext:border="none"/>
    </style:style>
    <style:style style:name="T23" style:family="text">
      <style:text-properties fo:font-variant="normal" fo:text-transform="none" fo:color="#3c3c3c" fo:letter-spacing="normal" fo:font-style="normal" fo:font-weight="normal" loext:padding="0in" loext:border="none"/>
    </style:style>
    <style:style style:name="T24" style:family="text">
      <style:text-properties fo:font-variant="normal" fo:text-transform="none" fo:color="#3c3c3c" fo:letter-spacing="normal" fo:font-style="normal" fo:font-weight="bold" loext:padding="0in" loext:border="none"/>
    </style:style>
    <style:style style:name="T25" style:family="text">
      <style:text-properties fo:font-variant="normal" fo:text-transform="none" fo:color="#3c3c3c" fo:letter-spacing="normal" fo:font-weight="normal" loext:padding="0in" loext:border="none"/>
    </style:style>
    <style:style style:name="T26" style:family="text">
      <style:text-properties fo:font-variant="normal" fo:text-transform="none" fo:color="#282828" style:font-name="Arial" fo:font-size="12pt" fo:letter-spacing="normal" fo:font-style="normal" fo:font-weight="normal" style:font-size-asian="12pt" style:font-size-complex="12pt"/>
    </style:style>
    <style:style style:name="T27" style:family="text">
      <style:text-properties fo:font-variant="normal" fo:text-transform="none" fo:color="#282828" style:font-name="Arial" fo:font-size="12pt" fo:letter-spacing="normal" fo:font-style="normal" fo:font-weight="normal" style:font-size-asian="12pt" style:font-size-complex="12pt" loext:padding="0in" loext:border="none"/>
    </style:style>
    <style:style style:name="T28" style:family="text">
      <style:text-properties fo:font-variant="normal" fo:text-transform="none" fo:color="#282828" fo:letter-spacing="normal" fo:font-style="normal" fo:font-weight="normal" loext:padding="0in" loext:border="none"/>
    </style:style>
    <style:style style:name="T29" style:family="text">
      <style:text-properties fo:font-variant="normal" fo:text-transform="none" fo:color="#2a6f02" fo:letter-spacing="normal" fo:font-style="normal" style:text-underline-style="solid" style:text-underline-width="auto" style:text-underline-color="font-color" fo:font-weight="normal" loext:padding="0in" loext:border="none"/>
    </style:style>
    <style:style style:name="T30" style:family="text">
      <style:text-properties fo:font-variant="normal" fo:text-transform="none" fo:color="#2a2a2a" fo:letter-spacing="normal" fo:font-style="normal" fo:font-weight="normal" officeooo:rsid="00311d38" style:font-size-asian="12pt" style:font-size-complex="12pt" loext:padding="0in" loext:border="none"/>
    </style:style>
    <style:style style:name="T31" style:family="text">
      <style:text-properties fo:font-variant="normal" fo:text-transform="none" fo:color="#202122" style:font-name="Arial" fo:font-size="12pt" fo:letter-spacing="normal" fo:font-style="normal" fo:font-weight="normal" style:font-size-asian="12pt" style:font-size-complex="12pt"/>
    </style:style>
    <style:style style:name="T32" style:family="text">
      <style:text-properties fo:font-variant="normal" fo:text-transform="none" fo:color="#202122" fo:letter-spacing="normal" fo:font-style="normal" fo:font-weight="bold" officeooo:rsid="00311d38" style:font-size-asian="12pt" style:font-size-complex="12pt" loext:padding="0in" loext:border="none"/>
    </style:style>
    <style:style style:name="T33" style:family="text">
      <style:text-properties fo:font-variant="normal" fo:text-transform="none" fo:color="#202122" fo:letter-spacing="normal" fo:font-style="normal" fo:font-weight="normal" officeooo:rsid="00311d38" loext:padding="0in" loext:border="none"/>
    </style:style>
    <style:style style:name="T34" style:family="text">
      <style:text-properties fo:font-variant="normal" fo:text-transform="none" fo:color="#202122" fo:letter-spacing="normal" fo:font-style="normal" fo:font-weight="normal" officeooo:rsid="00311d38" style:font-size-asian="12pt" style:font-size-complex="12pt" loext:padding="0in" loext:border="none"/>
    </style:style>
    <style:style style:name="T35" style:family="text">
      <style:text-properties fo:font-variant="normal" fo:text-transform="none" fo:color="#202122" fo:letter-spacing="normal" fo:font-style="normal" fo:font-weight="normal" officeooo:rsid="00311d38" style:font-size-asian="12pt" style:font-weight-asian="normal" style:font-size-complex="12pt" style:font-weight-complex="normal" loext:padding="0in" loext:border="none"/>
    </style:style>
    <style:style style:name="T36" style:family="text">
      <style:text-properties fo:font-variant="normal" fo:text-transform="none" fo:color="#202122" fo:letter-spacing="normal" fo:font-style="italic" fo:font-weight="normal" officeooo:rsid="00311d38" style:font-size-asian="12pt" style:font-size-complex="12pt" loext:padding="0in" loext:border="none"/>
    </style:style>
    <style:style style:name="T37" style:family="text">
      <style:text-properties fo:font-variant="normal" fo:text-transform="none" fo:color="#0b0080"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38" style:family="text">
      <style:text-properties fo:font-variant="normal" fo:text-transform="none" fo:color="#0b0080" style:text-line-through-style="none" style:text-line-through-type="none" fo:letter-spacing="normal" fo:font-style="normal" style:text-underline-style="none" fo:font-weight="normal" officeooo:rsid="00311d38" style:text-blinking="false" loext:padding="0in" loext:border="none"/>
    </style:style>
    <style:style style:name="T39" style:family="text">
      <style:text-properties fo:font-variant="normal" fo:text-transform="none" fo:color="#0b0080" style:text-line-through-style="none" style:text-line-through-type="none" fo:letter-spacing="normal" fo:font-style="normal" style:text-underline-style="none" fo:font-weight="normal" officeooo:rsid="00311d38" style:text-blinking="false" style:font-size-asian="12pt" style:font-size-complex="12pt" loext:padding="0in" loext:border="none"/>
    </style:style>
    <style:style style:name="T40" style:family="text">
      <style:text-properties style:font-name="Roboto" fo:font-size="12.75pt" fo:font-style="normal" fo:font-weight="normal"/>
    </style:style>
    <style:style style:name="T41" style:family="text">
      <style:text-properties style:font-name="Roboto" fo:font-size="12.75pt" fo:font-style="normal" fo:font-weight="normal" officeooo:rsid="002376f7"/>
    </style:style>
    <style:style style:name="T42" style:family="text">
      <style:text-properties fo:font-weight="bold"/>
    </style:style>
    <style:style style:name="T43" style:family="text">
      <style:text-properties officeooo:rsid="0029d3a2"/>
    </style:style>
    <style:style style:name="T44" style:family="text">
      <style:text-properties fo:color="#202124"/>
    </style:style>
    <style:style style:name="T45" style:family="text">
      <style:text-properties fo:color="#202124" style:font-name="arial" officeooo:rsid="002daefb"/>
    </style:style>
    <style:style style:name="T46" style:family="text">
      <style:text-properties fo:color="#202124" style:font-name="Arial" style:font-size-asian="12pt" style:font-size-complex="12pt"/>
    </style:style>
    <style:style style:name="T47" style:family="text">
      <style:text-properties fo:color="#202124" style:font-name="Arial" officeooo:rsid="002daefb" style:font-size-asian="12pt" style:font-size-complex="12pt"/>
    </style:style>
    <style:style style:name="T48" style:family="text">
      <style:text-properties fo:color="#202124" style:font-name="Arial" officeooo:rsid="002e14f4" style:font-size-asian="12pt" style:font-size-complex="12pt"/>
    </style:style>
    <style:style style:name="T49" style:family="text">
      <style:text-properties fo:color="#202124" officeooo:rsid="002e14f4"/>
    </style:style>
    <style:style style:name="T50" style:family="text">
      <style:text-properties fo:color="#202124" officeooo:rsid="003052cc"/>
    </style:style>
    <style:style style:name="T51" style:family="text">
      <style:text-properties officeooo:rsid="00311d38" loext:padding="0in" loext:border="none"/>
    </style:style>
    <style:style style:name="T52" style:family="text">
      <style:text-properties fo:color="#2a2a2a" officeooo:rsid="00311d38" loext:padding="0in" loext: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 es linux? <text:span text:style-name="T1">Como nace linux: fue creado por linux Torvalds a parit de unix </text:span></text:p>
      <text:p text:style-name="P2">unix <text:s/>sitema propietario </text:p>
      <text:p text:style-name="P2">linux no es propietario <text:s/><text:span text:style-name="T2">pero </text:span>los dos estan basados en c </text:p>
      <text:p text:style-name="P1"/>
      <text:p text:style-name="P1">Kernel: es la parte central del sistema operativo y se encarga de toda la comunicación segura entre el software y el hardware <text:span text:style-name="T1">del ordenador. </text:span></text:p>
      <text:p text:style-name="P2">En las consolas de comandos es el acceso de kernel. No tiene parte visual.</text:p>
      <text:p text:style-name="P2"/>
      <text:p text:style-name="P2">UNIX: Dennis Ritchie es el creador del lenguaje de programacion C.</text:p>
      <text:p text:style-name="P2">nace de la mano de AT&amp;T.</text:p>
      <text:list xml:id="list7488962836750603926" text:style-name="L1">
        <text:list-header>
          <text:p text:style-name="P31"/>
          <text:p text:style-name="P32">SISTEMMAS DE OPERATIVOS: </text:p>
        </text:list-header>
        <text:list-item>
          <text:p text:style-name="P32">Windows: MSDOS basado en basic </text:p>
        </text:list-item>
        <text:list-item>
          <text:p text:style-name="P32">Mac OS: Unix basado en C</text:p>
        </text:list-item>
        <text:list-item>
          <text:p text:style-name="P32">GNU/Linux?: Linux basado en C</text:p>
        </text:list-item>
        <text:list-item>
          <text:p text:style-name="P32">Android: linux basado en java </text:p>
        </text:list-item>
      </text:list>
      <text:p text:style-name="P2"/>
      <text:p text:style-name="P2"/>
      <text:p text:style-name="P3">GNU: <text:s/>RICHARD STANDMAN <text:s/>es el creador de este software significa que es el software es libre.</text:p>
      <text:p text:style-name="P3">Es la parte de aplicaciones y de software.</text:p>
      <text:p text:style-name="P3">Es la fusion de GNU y Linux. </text:p>
      <text:p text:style-name="P3"/>
      <text:p text:style-name="P3"/>
      <text:p text:style-name="P3">ENTORNO GRAFICO: es un conjunto de software para ofrecer al usuario de una computadora una interaccion amigable y comoda.</text:p>
      <text:list xml:id="list6564818918128947661" text:style-name="L2">
        <text:list-item>
          <text:p text:style-name="P33">Tipos: windows: windows wpf </text:p>
        </text:list-item>
        <text:list-item>
          <text:p text:style-name="P33">MAC OS: Aqua</text:p>
        </text:list-item>
        <text:list-item>
          <text:p text:style-name="P33">Android: capas de personalizacion (emui)</text:p>
        </text:list-item>
        <text:list-item>
          <text:p text:style-name="P33">Linux: KDE, GNOME, PLASMA, UNITY.</text:p>
        </text:list-item>
      </text:list>
      <text:list xml:id="list7829663534878156906" text:style-name="L3">
        <text:list-item>
          <text:p text:style-name="P34">KDE Plasma 5 es la quinta y actual generacion del entorno de escritorio creado por KDE principalmente para sistemas Linux. Incluye un nuevo tema por defecto llamado breeze.</text:p>
        </text:list-item>
        <text:list-item>
          <text:p text:style-name="P35">OPENSUSE leap o tumbleweeb.</text:p>
        </text:list-item>
      </text:list>
      <text:p text:style-name="P4"/>
      <text:p text:style-name="P4"/>
      <text:p text:style-name="P5">TIPOS DE DISTRIBUCIONES: </text:p>
      <text:list xml:id="list873268159087560166" text:style-name="L4">
        <text:list-item>
          <text:p text:style-name="P36">Linux mint con entorno grafico cinnamon es muy parecido al windows 7 .</text:p>
        </text:list-item>
        <text:list-item>
          <text:p text:style-name="P37">ubuntu: con entorno grafico gnome (es facil de instalar) <text:span text:style-name="T3">personalizacion muy facil de hacer.</text:span></text:p>
        </text:list-item>
        <text:list-item>
          <text:p text:style-name="P38">Opensuse: con entorno grafico gnome. Utiliza un programa llamado YaST; que es un portal a traves del cual puedes administrar tu computadora y configurar <text:span text:style-name="T4">al gusto (tambien hay una version de pago). Es un derivado de Redhat. </text:span></text:p>
        </text:list-item>
        <text:list-item>
          <text:p text:style-name="P39">Fedora: basado en Redhat igualmente es entorno grafico gnome. Ocupa poco recurso.</text:p>
        </text:list-item>
        <text:list-item>
          <text:p text:style-name="P39">Debian: con etorno grafico gnome un poco mas complicado pero distribucion mas estable. </text:p>
          <text:p text:style-name="P38"/>
          <text:p text:style-name="P38"/>
          <text:p text:style-name="P39">SISTEMAS DE ARCHIVOS:</text:p>
          <text:p text:style-name="P38"/>
        </text:list-item>
        <text:list-item>
          <text:p text:style-name="P39">Windows: FAT, FAT 32 Y NTS. Es como vienen los formatos de disco duro o memorias o dispositivos de almacenamiento. Cada uno representan la cantidad de informacion.</text:p>
        </text:list-item>
        <text:list-item>
          <text:p text:style-name="P39"><text:soft-page-break/>Mac OS: HFS Plus o HFS+ esta hecho esta linux ambos basados en c quiere decir que tiene compatibilidad de sistemas de archivos.</text:p>
        </text:list-item>
        <text:list-item>
          <text:p text:style-name="P39">Android: EXT 4 que usa linux por defecto y puede leer MACOS debido al Kernel.</text:p>
        </text:list-item>
        <text:list-item>
          <text:p text:style-name="P39">Linux EXT2, EXT3, EXT4. </text:p>
          <text:p text:style-name="P40"/>
          <text:p text:style-name="P40">Extenciones que se ejecutan: </text:p>
        </text:list-item>
        <text:list-item>
          <text:p text:style-name="P40">Windows: EXE </text:p>
        </text:list-item>
        <text:list-item>
          <text:p text:style-name="P40">Mac OS: PKG Y DMG</text:p>
        </text:list-item>
        <text:list-item>
          <text:p text:style-name="P40">Android: APK</text:p>
        </text:list-item>
        <text:list-item>
          <text:p text:style-name="P40">Linux: TAR, RPM9(opensuse) Y DEB</text:p>
        </text:list-item>
      </text:list>
      <text:p text:style-name="P6"/>
      <text:p text:style-name="Text_20_body">Que programas tiene <text:span text:style-name="T5">gnu/linux?</text:span></text:p>
      <text:list xml:id="list5564290671132569095" text:style-name="L5">
        <text:list-item>
          <text:p text:style-name="P42">Ofimatica: libre office, open office, wps.</text:p>
        </text:list-item>
        <text:list-item>
          <text:p text:style-name="P42">Lector PDF: Okular.</text:p>
        </text:list-item>
        <text:list-item>
          <text:p text:style-name="P42">Compresor de archivos.</text:p>
        </text:list-item>
        <text:list-item>
          <text:p text:style-name="P42">Codecs de multimedia.</text:p>
        </text:list-item>
        <text:list-item>
          <text:p text:style-name="P42">Controladores de genericos.</text:p>
          <text:p text:style-name="P42"/>
          <text:p text:style-name="P44">SUBSISTEMA DE WINDOWS PARA LINUX.</text:p>
        </text:list-item>
        <text:list-item>
          <text:p text:style-name="P45"><text:span text:style-name="T40">Un Subsistema Linux para Windows (WSL) que permitir</text:span><text:span text:style-name="T41">ia</text:span><text:span text:style-name="T40"> usar Bash (el int</text:span><text:span text:style-name="T41">e</text:span><text:span text:style-name="T40">rprete de comandos que se instala por defecto en la mayor</text:span><text:span text:style-name="T41">i</text:span><text:span text:style-name="T40">a de las distribuciones GNU/Linux) en Windows 10.</text:span></text:p>
          <text:p text:style-name="P43"><text:span text:style-name="T7">L</text:span><text:span text:style-name="T6">a intención era (y es) que los desarrolladores que necesitasen este tipo de herramientas no tuvieran necesidad de salir de Windows 10 utilizando máquinas específicas con Linux. WSL permitía </text:span><text:span text:style-name="T7">ejecutar binarios de Linux en windows </text:span><text:span text:style-name="T6">desde la línea de comandos, scripts Bash, comandos como sed, awk, grep y herramientas como Ruby, Git o Python, directamente en Windows.</text:span></text:p>
          <text:p text:style-name="P46"/>
          <text:p text:style-name="P47"/>
          <text:p text:style-name="P47"/>
        </text:list-item>
      </text:list>
      <text:p text:style-name="P9"/>
      <text:p text:style-name="P9"/>
      <text:p text:style-name="P9"/>
      <text:list xml:id="list114932342130190" text:continue-numbering="true" text:style-name="L5">
        <text:list-item>
          <text:p text:style-name="P47"><text:soft-page-break/>MAQUINA VIRTUAL</text:p>
          <text:p text:style-name="P41"><text:span text:style-name="T5"><text:line-break/></text:span><text:span text:style-name="T8">Una máquina virtual (VM) es un entorno que funciona como un sistema informático virtual con su propia CPU, memoria, interfaz de red y almacenamiento, pero el cual se crea en un sistema de hardware físico, ya sea on-premise o no. El sistema de software se llama </text:span><text:span text:style-name="T9">hipervisor</text:span><text:span text:style-name="T8">, y se encarga de separar los recursos de la máquina del sistema de hardware e implementarlos adecuadamente para que la VM pueda utilizarlos.</text:span></text:p>
        </text:list-item>
        <text:list-item>
          <text:p text:style-name="P41"><text:span text:style-name="T10">Las máquinas físicas equipadas con un </text:span><text:span text:style-name="T11">hipervisor como la maquina virtual basada en kernel,</text:span><text:span text:style-name="T13"> </text:span><text:span text:style-name="T10">se denominan máquinas host, computadoras host, sistemas operativos host o simplemente </text:span><text:span text:style-name="Emphasis"><text:span text:style-name="T12">hosts</text:span></text:span><text:span text:style-name="T10">.Las diversas máquinas virtuales que usan sus recursos son máquinas guest, computadoras guest, sistemas operativos guest, o simplemente </text:span><text:span text:style-name="Emphasis"><text:span text:style-name="T12">guests</text:span></text:span><text:span text:style-name="T10">. El hipervisor utiliza los recursos informáticos, como la CPU, la memoria y el almacenamiento, como un conjunto de medios que pueden redistribuirse fácilmente entre los guests actuales o en las máquinas virtuales nuevas.</text:span></text:p>
        </text:list-item>
      </text:list>
      <text:p text:style-name="P12"/>
      <text:p text:style-name="P10"/>
      <text:p text:style-name="P11"/>
      <text:p text:style-name="P11"/>
      <text:p text:style-name="P11"/>
      <text:p text:style-name="P7"/>
      <text:p text:style-name="P7"/>
      <text:p text:style-name="P7"/>
      <text:p text:style-name="P7"/>
      <text:p text:style-name="P7"/>
      <text:p text:style-name="P7"/>
      <text:p text:style-name="P7"/>
      <text:p text:style-name="P7"/>
      <text:p text:style-name="P8"/>
      <text:p text:style-name="P8"/>
      <text:p text:style-name="P8"><text:soft-page-break/></text:p>
      <text:p text:style-name="P16">DESFRAGMENTACION DEL DISCO DURO</text:p>
      <text:p text:style-name="P16"/>
      <text:p text:style-name="P13">El Desfragmentador de disco de Windows reorganiza los datos fragmentados para que los discos y las unidades puedan funcionar de forma más eficaz. El Desfragmentador de disco se ejecuta con arreglo a una programación, pero también puedes analizar y desfragmentar los discos y unidades manualmente. Para ello, siga estos pasos:</text:p>
      <text:p text:style-name="P13">Abr<text:span text:style-name="T43">ir </text:span><text:s/>Desfragmentador de disco haciendo clic en <text:span text:style-name="T43">el boton de</text:span><text:span text:style-name="T42"> </text:span>Inicio. En el cuadro de búsqueda, escribe <text:span text:style-name="T43">desfragmentaror de disco </text:span>y, en la lista de resultados, haz clic en <text:span text:style-name="T43">desfragmentador de disco.</text:span></text:p>
      <text:list xml:id="list4414986037863613854" text:style-name="L6">
        <text:list-header>
          <text:p text:style-name="P51">En <text:span text:style-name="T43">ESTADO ACTUAL</text:span>, selecciona el disco que desees desfragmentar.</text:p>
          <text:p text:style-name="P51">Para determinar si es necesario o no desfragmentar el disco, haz clic en <text:span text:style-name="T43">ANALIZAR DICO. </text:span>Si se le solicita una contraseña de administrador o una confirmación, escriba la contraseña o proporcione confirmación.</text:p>
          <text:p text:style-name="P52">Cuando haya terminando de ANALIZAR el disco, se puede comprobar el porcentaje de fragmentacion en el disco en la Columna Ultima ejecucion. Si el numero es superior a 10% , se deberia de desfragmentar el disco. </text:p>
        </text:list-header>
      </text:list>
      <text:p text:style-name="P13">Haga <text:span text:style-name="T42">clic en Disco de desfragmentación. </text:span>Si se le solicita una contraseña de administrador o una confirmación, escriba la contraseña o proporcione confirmación.</text:p>
      <text:p text:style-name="P17"/>
      <text:p text:style-name="P18">El desfragmentador de disco puede tardar de varios minutos a unas pocas horas en finalizar, dependiendo del tamaño y el grado de fragmentación del disco duro. Todavía puede usar el equipo durante el proceso de desfragmentación.</text:p>
      <text:p text:style-name="P13"/>
      <text:p text:style-name="P13"/>
      <text:p text:style-name="P13"/>
      <text:p text:style-name="P14"><text:soft-page-break/>PARTICION DEL DISCO DURO</text:p>
      <text:p text:style-name="P15"><text:span text:style-name="T45">Una particion de un disco duro es una división lógica en una unidad de almacenamiento (por ejemplo, un disco duro o unidad flash), en la cual se alojan y organizan los archivos mediante un sistema de archivos.</text:span><text:span text:style-name="T47"> </text:span><text:span text:style-name="T46">Se trata de una división dentro de una unidad de almacenamiento o disco duro con su propi</text:span><text:span text:style-name="T48">o sistema de archivos. A pesar de poder tener un único disco duro físico, el sistema tratará a las particiones como si fueran discos duros independientes, donde a cada partición se le asigna una unidad a cada una de ellas.</text:span></text:p>
      <text:p text:style-name="P21">Se crea cuando se proporciona a un disco duro una división de su sistema de archivos y aunque la más común es NTFS, también hay otros tipos como FAT, FAT32 o EXT2, aunque apenas se utilizan en los ordenadores más actuales.</text:p>
      <text:p text:style-name="P21">Además de los diferentes tipos de sistemas de archivos, existen tres clases de particiones como las primarias, que son las originales. En este caso se tiene en cuenta que un disco duro formateado es una partición primaria que ocupa todo el espacio.</text:p>
      <text:p text:style-name="P22"><text:span text:style-name="T49">Las particiones secundarias o extendidas, que </text:span><text:span text:style-name="T44">son una partición que alberga otras </text:span><text:span text:style-name="T50">3 </text:span><text:span text:style-name="T44">particiones en su interior y finalmente están las particiones lógicas, que ocupan una parte o toda la totalidad de una</text:span><text:span text:style-name="T49"> extendida. </text:span></text:p>
      <text:p text:style-name="P22"><text:span text:style-name="T49">Una de las razones para crear una p</text:span><text:span text:style-name="T44">artición pueden ser para aumentar espacio, sobre todo porque algunos sistemas de archivos tienen tamaños menores al espacio con el que cuenta el disco duro como </text:span><text:span text:style-name="T49">FAT O FAT32. </text:span></text:p>
      <text:p text:style-name="P22"><text:span text:style-name="T49">TAMBIEN PUEDEN SER UTILIZADOS PARA INSTALAR </text:span><text:span text:style-name="T44">dos sistemas operativos en un mismo disco duro, para poder guardar en la partición una copia de seguridad o para formatear el disco duro sin perder los datos</text:span><text:span text:style-name="T49">.</text:span></text:p>
      <text:p text:style-name="P53"/>
      <text:p text:style-name="P53"/>
      <text:p text:style-name="P53"/>
      <text:p text:style-name="P53"/>
      <text:p text:style-name="P53"/>
      <text:p text:style-name="P23"><text:soft-page-break/><text:span text:style-name="T44">BIOS( </text:span><text:span text:style-name="T50">Basic Input Out System)</text:span></text:p>
      <text:p text:style-name="P24"><text:span text:style-name="T14">S</text:span><text:span text:style-name="T15">ignifica algo así como «Sistema básico de entrada y salida». Es un firmware instalado en una memoria ROM (no volátil) del ordenador, frecuentemente en un chip dedicado. Es un elemento fundamental en el </text:span><text:span text:style-name="T14">arranque de un pc </text:span><text:span text:style-name="T15">porque es el puente entre el hardware y el software del sistema: esencialmente, es lo que le explica al software cómo debe funcionar el hardware.</text:span></text:p>
      <text:p text:style-name="P54">¿Para qué sirve la BIOS en un PC?</text:p>
      <text:p text:style-name="P55">La BIOS se encarga de funciones a muy bajo nivel en el PC, como la secuencia de arranque (en qué dispositivo de almacenamiento está el sistema operativo y cómo arrancar desde él) o cómo hacer funcionar el teclado. También sirve para identificar y configurar componentes de hardware como los discos duros, dispositivos de almacenamiento externo, el procesador o la memoria RAM, y es de hecho desde la BIOS desde donde podemos modificar por ejemplo los parámetros de funcionamiento del procesador para desactivar núcleos, activar y desactivar HyperThreading / SMT, o modificar su velocidad para hacer Overclock o Underclock.</text:p>
      <text:h text:style-name="P73" text:outline-level="3">BOOT O BOOTEO</text:h>
      <text:p text:style-name="P56">Un programa de arranque, en firmware, normalmente realiza esta función que incluye cargar instrucciones básicas que le indican al ordenador cómo cargar los programas en la memoria y cómo comenzar a ejecutar esos programas. Se consideran dos tipos de arranque:<text:line-break/>- Arranque en frío, consistente en arrancar el sistema desde el estado de apagado. En este caso se realiza una autoprueba de encendido, en la que se comprueba el funcionamiento correcto de varias partes del hardware.<text:line-break/>- Arranque en caliente, que implica reiniciar el ordenador mientras está encendido. En este caso no se borra toda la memoria. Este proceso de carga borra la memoria y recarga el sistema operativo.</text:p>
      <text:p text:style-name="P56"/>
      <text:p text:style-name="P56"/>
      <text:p text:style-name="P56"/>
      <text:p text:style-name="P56"/>
      <text:p text:style-name="P56"/>
      <text:p text:style-name="P56"/>
      <text:p text:style-name="P56"/>
      <text:p text:style-name="P57"><text:soft-page-break/>UEFI</text:p>
      <text:p text:style-name="P26"><text:span text:style-name="T23">Las siglas UEFI vienen de Unified Extensible Firmware Interface (es decir, interfaz de</text:span><text:span text:style-name="Emphasis"><text:span text:style-name="T25"> irmware</text:span></text:span><text:span text:style-name="T23"> extensible unificada). Esta</text:span><text:span text:style-name="Strong_20_Emphasis"><text:span text:style-name="T24"> </text:span></text:span><text:span text:style-name="T23">especial es, por así decirlo, como un sistema operativo en miniatura que se encarga de arrancar la </text:span><text:span text:style-name="Emphasis"><text:span text:style-name="T25">mainboard</text:span></text:span><text:span text:style-name="T23"> o placa base del ordenador y los componentes de </text:span><text:span text:style-name="Emphasis"><text:span text:style-name="T25">hardware</text:span></text:span><text:span text:style-name="T23"> relacionados con ella. De este modo, la interfaz es la responsable de que se cargue un </text:span><text:span text:style-name="Strong_20_Emphasis"><text:span text:style-name="T24">gestor de arranque</text:span></text:span><text:span text:style-name="T23"> (</text:span><text:span text:style-name="Emphasis"><text:span text:style-name="T25">bootloader</text:span></text:span><text:span text:style-name="T23">) concreto en la memoria principal, que será el que iniciará las acciones rutinarias de arranque. Este proceso suele dar como resultado la pantalla de inicio de sesión, en la que el usuario introduce sus datos de acceso (nombre de usuario, contraseña) y tras la cual el ordenador está listo para ser usado para tareas concretas (procesamiento de texto, por ejemplo). Es un susesor directo de BIOS.</text:span></text:p>
      <text:p text:style-name="P60"/>
      <text:p text:style-name="P61">LEGACY</text:p>
      <text:p text:style-name="P26"><text:span text:style-name="T28">Un </text:span><text:span text:style-name="Strong_20_Emphasis"><text:span text:style-name="T28">sistema legacy o sistema heredado</text:span></text:span><text:span text:style-name="T28"> es un sistema, tecnología o aplicación de software antiguo o desactualizado que sigue en uso dentro de una organización. Los sistemas legacy ya no cuentan con soporte y mantenimiento pero no pueden reemplazarse fácilmente.</text:span></text:p>
      <text:p text:style-name="P30"><text:span text:style-name="Strong_20_Emphasis"><text:span text:style-name="T27">Los sistemas tienden a quedar obsoletos con el paso del tiempo</text:span></text:span><text:span text:style-name="T26">. Los negocios cambian constantemente debido a cambios en la economía, nuevas leyes, el estado del mercado, la gestión, las reestructuraciones, etc. Todos estos cambios a menudo conllevan adaptaciones en los sistemas IT. Además, las adaptaciones suelen ser implementadas por muchas personas distintas; lo que dificulta que los responsables IT tengan una visión completa del sistema.</text:span></text:p>
      <text:p text:style-name="P60"/>
      <text:p text:style-name="P60"/>
      <text:p text:style-name="P61">IMAGEN ISO</text:p>
      <text:p text:style-name="P27"><text:span text:style-name="T16">Se trata de un formato bastante popular en Internet gracias a su facultad de hacer copias exactas del contenido de un CD, DVD o Bluray, y que suele utilizarse sobre todo para </text:span><text:a xlink:type="simple" xlink:href="https://www.xataka.com/basics/como-copiar-en-formato-iso-un-cd-o-dvd-en-windows-10" text:style-name="Internet_20_link" text:visited-style-name="Visited_20_Internet_20_Link"><text:span text:style-name="T29">hacer copias de seguridad</text:span></text:a><text:span text:style-name="T16"> de unidades ópticas o difundir sistemas operativos.</text:span></text:p>
      <text:p text:style-name="P27"><text:span text:style-name="T16">Un archivo ISO, también conocido como imagen ISO, es un tipo de archivo que se utiliza para almacenar </text:span><text:span text:style-name="Strong_20_Emphasis"><text:span text:style-name="T20">una copia exacta de un sistema de ficheros</text:span></text:span><text:span text:style-name="T16"> de una unidad óptica. Esto quiere decir que si copias un CD, DVD o Bluray utilizando este formato, la copia resultante será un clon exacto de esa unidad óptica, y cuando lo montes en el ordenador será como si estuvieses utilizando el disco original.</text:span><text:span text:style-name="T22"> </text:span></text:p>
      <text:p text:style-name="P58"/>
      <text:p text:style-name="P58"/>
      <text:p text:style-name="P58"/>
      <text:p text:style-name="P58"><text:soft-page-break/>USB O CD BOOTEABLE</text:p>
      <text:p text:style-name="P29"><text:span text:style-name="T17">Bootear un pendriver USB te permite cosas como formatear Windows, instalar otro sistema operativo </text:span><text:span text:style-name="T16">y ejecutar programas que funcionan de forma independiente al SO. Se hace antes de que tu ordenador cargue siquiera el sistema y es una de las cosas más útiles que se pueden hacer con un PC, sobre todo si el tuyo no tiene bandeja de CD.</text:span><text:span text:style-name="T17"> </text:span></text:p>
      <text:p text:style-name="P29"><text:span text:style-name="T17">Cargar un USB de arranque booteable es facil y solo</text:span><text:span text:style-name="T30"> se debe saber como acceder a la BIOS:</text:span></text:p>
      <text:list xml:id="list773697529532690562" text:style-name="L7">
        <text:list-item>
          <text:p text:style-name="P70">Enciende el ordenador.</text:p>
        </text:list-item>
        <text:list-item text:style-override="L8">
          <text:p text:style-name="P72">Cuando aparezca la pantalla negra con el nombre de la marca, pulsa F12.</text:p>
        </text:list-item>
        <text:list-item text:style-override="L8">
          <text:p text:style-name="P72">Si no funciona, pulsa F2 para acceder a la BIOS.</text:p>
        </text:list-item>
        <text:list-item text:style-override="L8">
          <text:p text:style-name="P50">Ahora selecciona USB en el listado y pulsa Enter.</text:p>
        </text:list-item>
      </text:list>
      <text:p text:style-name="Text_20_body"><text:line-break/></text:p>
      <text:p text:style-name="P62">PERSITENCIA DE LA INFORMACION</text:p>
      <text:p text:style-name="P63">Para el almacenamiento de información persistente ante diferentes ejecuciones, no cabe la posibilidad de almacenarla en memoria del programa ya sea estática o dinámica, porque tras la terminación de ejecución del programa, dicha información desaparece o aún peor, queda inaccesible consumiendo memoria (en el caso de las fugas de memoria). Por ello, para el almacenamiento de información persistente, se deben utilizar otros métodos, tales como los siguientes:</text:p>
      <text:list xml:id="list6145671504777509471" text:style-name="L9">
        <text:list-item>
          <text:p text:style-name="P68">Almacenamiento en una Base de datos. No se verán en la asignatura. Son utilidades que permiten el almacenamiento persistente a través de una serie tablas. Permiten definir tablas, sus primary keys, las relaciones entre tablas, etc. y están optimizadas para realizar operaciones de datos a gran velocidad.</text:p>
        </text:list-item>
        <text:list-item>
          <text:p text:style-name="P48">Almacenamiento en ficheros. Se puede utilizar uno o varios ficheros para almacenar información de manera persistente entre diferentes ejecuciones de programa. Los ficheros en sí, sobrevivirán a diferentes ejecuciones del programa, por lo que la información será persistente, y se podrá leer y escribir en diferentes ejecuciones. Si se utiliza esta opción, se debe seguir un criterio a la hora de almacenar los datos en un fichero, de forma que se puedan recuperar posteriormente siguiendo el mismo criterio.</text:p>
          <text:p text:style-name="P49"/>
        </text:list-item>
      </text:list>
      <text:p text:style-name="P64"/>
      <text:p text:style-name="P64"/>
      <text:p text:style-name="P64"/>
      <text:p text:style-name="P64"/>
      <text:p text:style-name="P64"/>
      <text:p text:style-name="P65"><text:soft-page-break/><text:s/>GRUB</text:p>
      <text:p text:style-name="P29"><text:span text:style-name="T35">GNU</text:span><text:span text:style-name="T32"> </text:span><text:span text:style-name="T35">GRUB</text:span><text:span text:style-name="T34"> (</text:span><text:span text:style-name="T36">GNU GRand Unified Bootloader</text:span><text:span text:style-name="T34">) es un </text:span><text:a xlink:type="simple" xlink:href="https://es.wikipedia.org/wiki/Cargador_de_arranque" text:style-name="Internet_20_link" text:visited-style-name="Visited_20_Internet_20_Link"><text:span text:style-name="T39">cargador de arranque</text:span></text:a><text:span text:style-name="T34"> múltiple, desarrollado por el proyecto </text:span><text:a xlink:type="simple" xlink:href="https://es.wikipedia.org/wiki/GNU" text:style-name="Internet_20_link" text:visited-style-name="Visited_20_Internet_20_Link"><text:span text:style-name="T39">GNU</text:span></text:a><text:span text:style-name="T34"> que nos permite elegir qué Sistema Operativo arrancar de los instalados.</text:span></text:p>
      <text:p text:style-name="P20"><text:span text:style-name="T31">Se usa principalmente en sistemas operativos </text:span><text:a xlink:type="simple" xlink:href="https://es.wikipedia.org/wiki/GNU/Linux" text:style-name="Internet_20_link" text:visited-style-name="Visited_20_Internet_20_Link"><text:span text:style-name="T37">GNU/Linux</text:span></text:a><text:span text:style-name="T31">. El sistema operativo </text:span><text:a xlink:type="simple" xlink:href="https://es.wikipedia.org/wiki/Solaris_(sistema_operativo)" text:style-name="Internet_20_link" text:visited-style-name="Visited_20_Internet_20_Link"><text:span text:style-name="T37">Solaris</text:span></text:a><text:span text:style-name="T31"> ha usado GRUB como cargador de arranque en sistemas </text:span><text:a xlink:type="simple" xlink:href="https://es.wikipedia.org/wiki/X86" text:style-name="Internet_20_link" text:visited-style-name="Visited_20_Internet_20_Link"><text:span text:style-name="T37">x86</text:span></text:a><text:span text:style-name="T31"> esde la revisión 10 1/06.</text:span></text:p>
      <text:p text:style-name="P28"><text:span text:style-name="T33">Está diseñado para cumplir los siguientes objetivos, listados por orden de importancia:</text:span><text:bookmark text:name="cite_ref-ramdev1_4-3"/><text:a xlink:type="simple" xlink:href="https://es.wikipedia.org/wiki/GNU_GRUB#cite_note-ramdev1-4" text:style-name="Internet_20_link" text:visited-style-name="Visited_20_Internet_20_Link"><text:span text:style-name="T38">4</text:span></text:a><text:span text:style-name="T33">​</text:span></text:p>
      <text:list xml:id="list8239295471633371840" text:style-name="L10">
        <text:list-item>
          <text:p text:style-name="P67">Funciones básicas tienen que ser sencillas para los usuarios finales.</text:p>
        </text:list-item>
        <text:list-item>
          <text:p text:style-name="P71">Amplia funcionalidad para apoyar a los expertos y diseñadores del kernel.</text:p>
        </text:list-item>
        <text:list-item>
          <text:p text:style-name="P71">Compatibilidad con versiones anteriores para arrancar FreeBSD, NetBSD, OpenBSD y Linux. Los núcleos compatibles como DOS, Windows NT y OS/2, son arrancables mediante una función de carga en cadena.</text:p>
        </text:list-item>
      </text:list>
      <text:p text:style-name="P65"/>
      <text:p text:style-name="P65">TABLAS DE PARTICIONES</text:p>
      <text:p text:style-name="P66">La tabla de particiones es la encargada de guardar toda la información de las particiones y la estructura del disco. Los 3 tipos de tablas de particiones son:</text:p>
      <text:list xml:id="list876089161272157532" text:style-name="L11">
        <text:list-item>
          <text:p text:style-name="P59">GPT (GUID Partition Table) es la tabla de particiones más moderna diseñada para discos duros muy grandes.</text:p>
        </text:list-item>
        <text:list-item>
          <text:p text:style-name="P59">MBR (Master Boot Record) la tabla de particiones más vieja y más utilizada</text:p>
        </text:list-item>
        <text:list-item>
          <text:p text:style-name="P69">APM (Apple Partition Map) es la tabla de particiones de los sistemas operativos de Apple, como macOS.</text:p>
        </text:list-item>
      </text:list>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5">ARQUITECTURA DE UNA PC</text:p>
      <text:p text:style-name="P65">32 BITS(X86) 64 BITS(X86-64 o X64)</text:p>
      <text:p text:style-name="P25"><text:span text:style-name="T52">Se denomina </text:span><text:span text:style-name="T51">hardware a todos los elementos tangibles de la computadora: procesador, monitor, teclado, tarjetas, circuitos integrados, cables, etc.</text:span></text:p>
      <text:p text:style-name="P19">El hardware de una computadora está compuesto por la unidad central, los dispositivos periféricos de entrada, de salida y de entrada/salida, así como por los cables, conexiones y puertos que permiten la interacción de todos ellos. Todos estos elementos en conjunto constituyen la arquitectura básica de la computadora.</text:p>
      <text:p text:style-name="P19">Los componentes de hardware básicos de una computadora son tres: unidad central de proceso o CPU, monitor y teclado.</text:p>
      <text:p text:style-name="P19"/>
      <text:p text:style-name="P28"><text:span text:style-name="T18">La principal diferencia entre ambas arquitecturas es que los procesadores de 32 bits no son capaces de gestionar tanta memoria RAM como los de 64. Tengas en tu ordenador 8 o 16 GB de RAM, un sistema operativo de 32 bits sólo puede aprovechar un máximo de 4 GB. Los de 64 bits pueden utilizar muchísima más, teóricamente hasta </text:span><text:span text:style-name="Strong_20_Emphasis"><text:span text:style-name="T19">16</text:span></text:span><text:span text:style-name="Strong_20_Emphasis"><text:span text:style-name="T21"> </text:span></text:span><text:span text:style-name="Strong_20_Emphasis"><text:span text:style-name="T19">Exabytes</text:span></text:span><text:span text:style-name="Strong_20_Emphasis"><text:span text:style-name="T21">, </text:span></text:span><text:span text:style-name="Strong_20_Emphasis"><text:span text:style-name="T19">unos</text:span></text:span><text:span text:style-name="Strong_20_Emphasis"><text:span text:style-name="T21"> </text:span></text:span><text:span text:style-name="Strong_20_Emphasis"><text:span text:style-name="T19">16</text:span></text:span><text:span text:style-name="Strong_20_Emphasis"><text:span text:style-name="T21"> </text:span></text:span><text:span text:style-name="Strong_20_Emphasis"><text:span text:style-name="T19">millones</text:span></text:span><text:span text:style-name="Strong_20_Emphasis"><text:span text:style-name="T21"> </text:span></text:span><text:span text:style-name="Strong_20_Emphasis"><text:span text:style-name="T19">de</text:span></text:span><text:span text:style-name="Strong_20_Emphasis"><text:span text:style-name="T21"> </text:span></text:span><text:span text:style-name="Strong_20_Emphasis"><text:span text:style-name="T19">Terabytes</text:span></text:span><text:span text:style-name="T18">.</text:span></text:p>
      <text:p text:style-name="P64"/>
      <text:p text:style-name="P64"/>
      <text:p text:style-name="P64"/>
      <text:p text:style-name="P64"/>
      <text:p text:style-name="P64"/>
      <text:p text:style-name="P64"/>
      <text:p text:style-name="P64"/>
      <text:p text:style-name="P64"/>
      <text:p text:style-name="P64"/>
      <text:p text:style-name="P64"/>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harter" svg:font-family="Charter, Georgia, serif"/>
    <style:font-face style:name="Montserrat" svg:font-family="Montserrat, Arial, Helvetica, sans-serif"/>
    <style:font-face style:name="Open Sans" svg:font-family="'Open Sans', Helvetica, Arial, sans-serif"/>
    <style:font-face style:name="RedHatText" svg:font-family="RedHatText, Overpass, Overpass, Helvetica, Arial, sans-serif"/>
    <style:font-face style:name="Roboto" svg:font-family="Roboto, sans-serif"/>
    <style:font-face style:name="arial" svg:font-family="arial, sans-serif"/>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6T10:03:10.410854851</meta:creation-date>
    <dc:date>2021-04-19T10:43:02.568030463</dc:date>
    <meta:editing-duration>PT49M52S</meta:editing-duration>
    <meta:editing-cycles>5</meta:editing-cycles>
    <meta:generator>LibreOffice/5.1.6.2$Linux_x86 LibreOffice_project/10m0$Build-2</meta:generator>
    <meta:document-statistic meta:table-count="0" meta:image-count="0" meta:object-count="0" meta:page-count="10" meta:paragraph-count="118" meta:word-count="2524" meta:character-count="15212" meta:non-whitespace-character-count="12825"/>
  </office:meta>
</office:document-meta>
</file>